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4" calcext:value-type="date">
            <text:p>2024/03/04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00/00/00</text:date>, <text:time style:data-style-name="N2" text:time-value="08:11:29.82696141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1T14:40:12.389310262</dc:date>
    <meta:editing-duration>P22DT19H57M44S</meta:editing-duration>
    <meta:editing-cycles>2284</meta:editing-cycles>
    <meta:document-statistic meta:table-count="3" meta:cell-count="5031" meta:object-count="0"/>
  </office:meta>
</office:document-meta>
</file>